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text-properties fo:font-weight="bold" style:font-weight-asian="bold" style:font-weight-complex="bold"/>
    </style:style>
    <style:style style:name="P9" style:parent-style-name="Standard" style:family="paragraph">
      <style:paragraph-properties fo:text-align="center"/>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paragraph-properties fo:text-align="center"/>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paragraph-properties fo:text-align="center"/>
      <style:text-properties fo:font-weight="bold" style:font-weight-asian="bold" style:font-weight-complex="bold"/>
    </style:style>
    <style:style style:name="P29" style:parent-style-name="Standard" style:family="paragraph">
      <style:paragraph-properties fo:text-align="center"/>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T31" style:parent-style-name="Fuentedepárrafopredeter." style:family="text">
      <style:text-properties fo:font-weight="bold" style:font-weight-asian="bold" style:font-weight-complex="bold"/>
    </style:style>
    <style:style style:name="P32" style:parent-style-name="Standard" style:family="paragraph">
      <style:text-properties style:text-underline-type="single" style:text-underline-style="solid" style:text-underline-width="auto" style:text-underline-mode="continuous"/>
    </style:style>
    <style:style style:name="P33" style:parent-style-name="Standard" style:family="paragraph">
      <style:text-properties fo:font-weight="bold" style:font-weight-asian="bold" style:font-weight-complex="bold"/>
    </style:style>
    <style:style style:name="T34" style:parent-style-name="Fuentedepárrafopredeter." style:family="text">
      <style:text-properties fo:font-weight="bold" style:font-weight-asian="bold" style:font-weight-complex="bold"/>
    </style:style>
    <style:style style:name="P35" style:parent-style-name="Standard" style:family="paragraph">
      <style:text-properties style:text-underline-type="single" style:text-underline-style="solid" style:text-underline-width="auto" style:text-underline-mode="continuous"/>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office:automatic-styles>
  <office:body>
    <office:text text:use-soft-page-breaks="true">
      <text:p text:style-name="P1"><text:tab/></text:p>
      <text:p text:style-name="Standard"/>
      <text:p text:style-name="Standard"/>
      <text:p text:style-name="Standard"/>
      <text:p text:style-name="Standard"/>
      <text:p text:style-name="P2"/>
      <text:p text:style-name="P3">PROYECTO FINAL, LA PC COMO CONTROLADORA DE PROCESOS.</text:p>
      <text:p text:style-name="P4">SOFTWARE PARA MANEJO DE SISTEMA DE CONTROL</text:p>
      <text:p text:style-name="P5">DE TAREAS DE ROSNANCIA MAGNETICA NUCLEAR</text:p>
      <text:p text:style-name="P6">2011</text:p>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TEGRANTES:</text:p>
      <text:p text:style-name="Standard"><text:tab/>GOMEZ<text:s/>ELFI ADRIAN</text:p>
      <text:p text:style-name="Standard"><text:tab/>VOLARIK MARIANO</text:p>
      <text:p text:style-name="Standard"><text:tab/>MONTI RAUL</text:p>
      <text:p text:style-name="Standard"/>
      <text:p text:style-name="Standard"/>
      <text:p text:style-name="Standard"><text:tab/></text:p>
      <text:p text:style-name="Standard">PROFESORES:</text:p>
      <text:p text:style-name="Standard"><text:tab/>ZANINETTI WALTER</text:p>
      <text:p text:style-name="Standard"><text:tab/>MARQUEZ CARLOS</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INTRODUCCION:</text:p>
      <text:p text:style-name="Standard"/>
      <text:p text:style-name="Standard"/>
      <text:p text:style-name="Standard"/>
      <text:p text:style-name="Standard"><text:tab/>rmnController.exe es un programa escrito en C/C++ capaz de controlar un sistema compuesto por un generador de pulsos (pp2), un coversor A/D (modelo AD9852), un<text:s/>sintetizador digital de frecuencias (dds). El fin de este equipo es generar señales con frecuencia y fase programables para un equipo<text:s/>de resonancia magnética nuclear, así<text:s/>como también adquirir los datos posteriores al experimento.</text:p>
      <text:p text:style-name="Standard"><text:tab/>El programador de pulsos dirigirá el funcionamiento del resto de las partes componentes del sistema. El dds generará las señales y el conversor A/D tomará los resultados guardando hasta 64K adquisiciones por canal en sus dos canales de 12bits. La comunicación se logra vía el puerto paralelo, usando la interfaz de hardware disponible para comunicarse con cada una de las 3 placas por separado. El software se usará sobre una<text:s/>PC<text:s/>con sistema operativo Windows XP Sp3.</text:p>
      <text:p text:style-name="Standard"/>
      <text:p text:style-name="Standard"/>
      <text:p text:style-name="Standard"/>
      <text:p text:style-name="P9">COMPORTAMIENTO GENERAL Y FORMA DE USO:</text:p>
      <text:p text:style-name="P10"/>
      <text:p text:style-name="Standard">El programa funciona a través de una interfaz gráfica la cual asegura que los datos sean ingresados correctamente. Por lo tanto para usarlo es necesario simplemente seguir los pasos que esta indica. Sin embargo es necesario tener en cuenta los siguientes puntos:</text:p>
      <text:p text:style-name="Standard"/>
      <text:p text:style-name="Standard"><text:tab/>1- Se pide como<text:s/>dato de entrada el programa de pulsos. Este deberá ser un archivo .txt<text:s/><text:tab/>redactado de acuerdo al apartado _.</text:p>
      <text:p text:style-name="Standard"><text:tab/>2- La repetición del experimento<text:s/>más<text:s/>de una vez (usando el campo “Número de<text:s/><text:tab/>repeticiones”) provoca que se pise el archivo que guarda los resultados de cada adquisición.<text:s/><text:tab/>Por lo que solo quedará guardada la adquisición correspondiente a la ejecución final.</text:p>
      <text:p text:style-name="Standard"><text:tab/></text:p>
      <text:p text:style-name="Standard"/>
      <text:p text:style-name="Standard">Internamente una ejecución normal del programa sigue los siguientes pasos:</text:p>
      <text:p text:style-name="Standard"/>
      <text:p text:style-name="Standard"><text:tab/>1- Se lee y revisa la hoja de pulsos comprobando su correctitud sintáctica. Se usa para ello la función parse() perteneciente al módulo “parser”. Esta función devuelve una estructura 'instruction_sheet' con toda la información obtenida de la hoja de pulsos.</text:p>
      <text:p text:style-name="Standard"><text:tab/></text:p>
      <text:p text:style-name="Standard"><text:tab/>2- Se agrega la información de tiempos de cada pulso y delay a la instruction_sheet previamente creada. Esta información viene dada a partir de un archivo redactado según el apartado _ y debe corresponder a la hoja de pulsos parseada en el punto 1. Para todo esto se usa la función instruction_sheet_config_instructions() del módulo 'instruction_sheet'.</text:p>
      <text:p text:style-name="Standard"/>
      <text:p text:style-name="Standard"><text:tab/>3- Se configura y habilita el dds. Para ello es necesario saber<text:s/>cuáles<text:s/>son las frecuencias de trabajo deseadas para el dds. Si bien el dds tiene la posibilidad de cargar 2 frecuencias distintas, el programa solo admite la utilización de la frecuencia número 1. Todo esto se hace utilizando las<text:s/>funciones<text:s text:c="2"/>dds_config(), dds_set_freq() y dds_enable() todas del módulo 'dds'.</text:p>
      <text:p text:style-name="Standard"/>
      <text:p text:style-name="Standard"><text:tab/>4- Carga las fases en la RAM de fases para su posterior utilización desde el dds. La<text:s/>información<text:s/>de las fases se toma a partir de la estructura instruction_sheet. Se usa para esto la función dds_load_phases_ram() del módulo 'dds'.</text:p>
      <text:p text:style-name="Standard"/>
      <text:p text:style-name="Standard"/>
      <text:p text:style-name="Standard"><text:tab/>5- Se carga el programa de pulsos en el pp2 usando la estructura instruction_sheet a partir de la función<text:s/>pp2_load_program().</text:p>
      <text:p text:style-name="Standard"/>
      <text:p text:style-name="Standard"><text:tab/>6- Se configura el A/D usando la función <text:s/>ad_config() del módulo 'ad' . Para ello se requieren los siguientes datos: cantidad de muestras por segundo; tamaño en K de la cantidad de<text:s/>adquisiciones; el modo en que se desea adquirir (solo<text:s/>está<text:s/>disponible en este programa el modo continuo).</text:p>
      <text:p text:style-name="Standard"/>
      <text:p text:style-name="Standard"><text:tab/>7- <text:s/>Se dispara el programador de pulsos. Para ello se usan las funciones pp2_microprocessor_mode_enabled() y pp2_launch_pulse_sequence() ambas pertenecientes al módulo 'pp2'.</text:p>
      <text:p text:style-name="Standard"/>
      <text:p text:style-name="Standard"><text:tab/>8- Se espera el resultado de la adquisición usando la<text:s/>función<text:s/>adquiere() perteneciente al módulo 'ad' y opcionalmente se los guarda en el archivo de salida especificado usando la<text:s/>función<text:s/>ad_to_file(). Este último paso es obligatorio si se desea poder graficar<text:s/>más<text:s/>adelante los resultados ya que el programa<text:s/>está<text:s/>diseñado para comunicarse con<text:s/>la interfaz y el graficador a través de los archivos que estos generan.</text:p>
      <text:p text:style-name="Standard"><text:s/></text:p>
      <text:p text:style-name="Standard"><text:tab/>9- Se llama al programa "Graficador.exe" el cual interpreta el archivo de salida del A/D y lo grafica. (Notar que esto permite colocar en el directorio cualquier programa que sepa interpretar los datos guardados en el archivo de salida del A/D siempre y cuando se le dé el nombre "Graficador.exe").</text:p>
      <text:p text:style-name="Standard"/>
      <text:p text:style-name="Standard"><text:s text:c="10"/>10- Termina el programa.</text:p>
      <text:p text:style-name="Standard"><text:s text:c="19"/></text:p>
      <text:p text:style-name="Standard"><text:s text:c="8"/></text:p>
      <text:p text:style-name="Standard"/>
      <text:p text:style-name="Standard"/>
      <text:p text:style-name="Standard"/>
      <text:p text:style-name="Standard"/>
      <text:p text:style-name="P11">GUIA DE MÓDULOS</text:p>
      <text:p text:style-name="P12"/>
      <text:p text:style-name="P13"/>
      <text:p text:style-name="P14">Módulo 'ad':</text:p>
      <text:p text:style-name="Standard"><text:span text:style-name="T15"><text:tab/></text:span>Aquí encontramos todas las<text:s/>funciones<text:s/>necesarias para configurar habilitar el conversor, como<text:s/>así<text:s/>también<text:s/>aquellas para esperar la adquisición y guardar los resultados.</text:p>
      <text:p text:style-name="Standard"/>
      <text:p text:style-name="P16">Módulo 'dds':</text:p>
      <text:p text:style-name="Standard"><text:tab/>Este módulo contiene funciones necesarias<text:s/>para la configuración <text:s/>y control tanto del dds como de la RAM de fases. Entre ellas se encuentra la función encargada de escribir las fases en la RAM.</text:p>
      <text:p text:style-name="Standard"/>
      <text:p text:style-name="P17">Módulo 'f_glist':</text:p>
      <text:p text:style-name="Standard"><text:tab/>Módulo con una lista circular de flotantes<text:s/>construido<text:s/>sobre las listas enlazadas de la<text:s/>librería Glib. Para usos varios en otros módulos.</text:p>
      <text:p text:style-name="Standard"/>
      <text:p text:style-name="P18">Módulo 'instruction':</text:p>
      <text:p text:style-name="Standard"><text:tab/>La estructura aquí definida abstrae el concepto de<text:s/>instrucción<text:s/>que se<text:s/>da<text:s/>en cada<text:s/>línea<text:s/>de la hoja de pulsos para traducirla a una instrucción legible por el pp2.</text:p>
      <text:p text:style-name="Standard"/>
      <text:soft-page-break/>
      <text:p text:style-name="P19">Modulo 'instruction_sheet':</text:p>
      <text:p text:style-name="Standard"><text:tab/>Su estructura representa la abstracción completa de la hoja de pulsos y de tiempos. A partir de esta estructura se logra cargar el programa en el pp2. Sus funciones sirven<text:s/>específicamente<text:s/>para este propósito.</text:p>
      <text:p text:style-name="Standard"/>
      <text:p text:style-name="P20">Módulo 'interface':</text:p>
      <text:p text:style-name="Standard"><text:tab/>Se encarga de proporcionar funciones que sirvan de<text:s/>interfaz<text:s/>entre la GUI y el programa.</text:p>
      <text:p text:style-name="Standard"/>
      <text:p text:style-name="P21">Módulo 'lpt_windows':</text:p>
      <text:p text:style-name="Standard"><text:span text:style-name="T22"><text:tab/></text:span>Contiene funciones para la utilización del puerto paralelo en<text:s/>Windows Xp. Exporta funciones para comunicarse con las placas del pp2, dds y A/D.</text:p>
      <text:p text:style-name="P23"/>
      <text:p text:style-name="P24">Módulo 'main_functions':</text:p>
      <text:p text:style-name="Standard"><text:tab/>Contiene funciones que sincronizan la ejecución de los distintos procesos que se pueden llevar a cabo con el programa. Por el momento son solo 2, <text:s/>la primera (main_parse_pulse_program()) ejecuta un parseo sobre la hoja de pulsos y crea archivos<text:s/>de interfaz para usarlos desde la GUI (ver apartado _), la segunda (main_run()) corre el programa entero según los<text:s/>parámetros<text:s/>obtenidos desde la<text:s/>interfaz.</text:p>
      <text:p text:style-name="Standard"/>
      <text:p text:style-name="P25">Modulo 'parser':</text:p>
      <text:p text:style-name="Standard"><text:tab/>La única función que exporta se llama 'parse'. Esta realiza el control sintáctico<text:s/>sobre la hoja de pulsos y rellena, con la información obtenida de esta, la estructura instruction_sheet utilizada para cargar el pp2.</text:p>
      <text:p text:style-name="Standard"/>
      <text:p text:style-name="P26">Módulo 'phase':</text:p>
      <text:p text:style-name="Standard"><text:tab/>Módulo que abstrae el concepto de fases, la cuales son cargadas desde el programa de pulsos.</text:p>
      <text:p text:style-name="Standard"/>
      <text:p text:style-name="P27">Módulo 'pp2':</text:p>
      <text:p text:style-name="Standard"><text:tab/>Entre sus funciones<text:s/>más<text:s/>importantes encontramos las que nos permiten cargar el pp2 y correr el programa de puls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
      <text:p text:style-name="P29">APARTADOS</text:p>
      <text:p text:style-name="Standard"/>
      <text:p text:style-name="Standard"/>
      <text:p text:style-name="Standard"/>
      <text:p text:style-name="P30">Apartado 1.0</text:p>
      <text:p text:style-name="Standard"><text:tab/><text:span text:style-name="T31">Redacción de la hoja de pulsos:</text:span></text:p>
      <text:p text:style-name="Standard"/>
      <text:p text:style-name="P32">Ejemplo:</text:p>
      <text:p text:style-name="Standard"/>
      <text:p text:style-name="Standard"><text:tab/>phases:</text:p>
      <text:p text:style-name="Standard"><text:tab/><text:tab/>ph1 = 90 90</text:p>
      <text:p text:style-name="Standard"><text:tab/><text:tab/>ph2 = 0 0</text:p>
      <text:p text:style-name="Standard"><text:tab/>program:</text:p>
      <text:p text:style-name="Standard"><text:tab/><text:tab/>loop 2 times phase_shift</text:p>
      <text:p text:style-name="Standard"><text:tab/><text:tab/><text:tab/>loop 2 times</text:p>
      <text:p text:style-name="Standard"><text:tab/><text:tab/><text:tab/><text:tab/>d5</text:p>
      <text:p text:style-name="Standard"><text:tab/><text:tab/><text:tab/><text:tab/>p1(ph1)</text:p>
      <text:p text:style-name="Standard"><text:tab/><text:tab/><text:tab/><text:tab/>p2(ph2)</text:p>
      <text:p text:style-name="Standard"><text:tab/><text:tab/><text:tab/><text:tab/>d3</text:p>
      <text:p text:style-name="Standard"><text:tab/><text:tab/><text:tab/>endloop</text:p>
      <text:p text:style-name="Standard"><text:tab/><text:tab/>endloop</text:p>
      <text:p text:style-name="Standard"><text:tab/>acquire</text:p>
      <text:p text:style-name="Standard"/>
      <text:p text:style-name="Standard"><text:tab/>Como vemos en el ejemplo, la hoja de pulsos consiste en dos partes claramente separadas. Una de estas partes trata de la declaración de fases: comienza con la palabra 'phases:' y por cada fase que se<text:s/>desea tener se debe escribir una<text:s/>línea<text:s/>con las siguientes características: debe empezar con la palabra phX donde X <text:s/>es un número que representa la fase. Luego,<text:s/>separados por espacio, deben ir todos <text:s/>los valores que se pretende pueda tomar esa fase.</text:p>
      <text:p text:style-name="Standard"><text:tab/>La otra parte es la declaración del programa. Como vemos comienza con la palabra 'program:'. Por cada pulso que se desee enviar se debe tener una<text:s/>línea<text:s/>con la letra p seguida inmediatamente por el<text:s/>número<text:s/>de identificación del pulso y entre paréntesis la fase que se desea que el pulso de salida tenga. Esta fase debe ser una de las declaradas<text:s/>más<text:s/>arriba. Por otro lado por cada delay que se desea es suficiente con colocar una<text:s/>línea<text:s/>nueva comenzando con la letra d seguida<text:s/>inmediatamente<text:s/>del<text:s/>número<text:s/>de identificación<text:s/>para el delay.</text:p>
      <text:p text:style-name="Standard"><text:tab/>Si se quieren lazos se<text:s/>envuelven las órdenes que se<text:s/>desean<text:s/>repetir<text:s/>entre las instrucciones 'loop X times' y 'endloop' donde X un número entero representando la cantidad de veces que se desea repetir las instrucciones envueltas. Si se desea<text:s/>que la fase rote en cada repetición es suficiente con agregar la opción 'phases_shift' a la derecha de la palabra times separada por un espacio, al momento de abrir el lazo.</text:p>
      <text:p text:style-name="Standard"><text:tab/>Por último en caso de requerir una adquisición se debe simplemente escribir una<text:s/>línea<text:s/>con la palabra 'acquire'.</text:p>
      <text:p text:style-name="Standard"><text:tab/>Las instrucciones, a<text:s/>excepción<text:s/>de los lazos, se cargaran de manera secuencial para su posterior ejecución de acuerdo a como se hayan escrito en la hoja de pulsos.</text:p>
      <text:p text:style-name="Standard"/>
      <text:p text:style-name="Standard"/>
      <text:p text:style-name="Standard"/>
      <text:p text:style-name="P33">Apartado 1.1</text:p>
      <text:p text:style-name="Standard"><text:tab/><text:span text:style-name="T34">Redacción de la hoja de tiempos:</text:span></text:p>
      <text:p text:style-name="Standard"/>
      <text:p text:style-name="P35">Ejemplo:</text:p>
      <text:soft-page-break/>
      <text:p text:style-name="Standard"><text:tab/></text:p>
      <text:p text:style-name="Standard"><text:tab/>p1:200</text:p>
      <text:p text:style-name="Standard"><text:tab/>d3:150</text:p>
      <text:p text:style-name="Standard"><text:tab/>p32:400</text:p>
      <text:p text:style-name="Standard"><text:tab/>d1:100</text:p>
      <text:p text:style-name="Standard"/>
      <text:p text:style-name="Standard"/>
      <text:p text:style-name="Standard"><text:tab/>Como vemos simplemente se coloca la letra p (para pulso) o d (para delay) seguida del identificador y denotar la<text:s/>instrucción. Luego se colocan ':'<text:s/>seguido del numero en unidades de tiempo (cada unidad de tiempo equivale a 40ns) durante las cuales se desea mantener el pulso o el delay. No hay un orden obligatorio para cada<text:s/>línea, pero deben estar presentes todas las<text:s/>instrucciones<text:s/>nombradas en la hoja de pulso.</text:p>
      <text:p text:style-name="Standard"/>
      <text:p text:style-name="P36">Apartado 1.2</text:p>
      <text:p text:style-name="P37"><text:tab/>Formato de los archivos fases.dat e instruction.dat:</text:p>
      <text:p text:style-name="P38"/>
      <text:p text:style-name="Standard"><text:tab/>Estos archivos son creados por<text:s/>la<text:s/>función<text:s/>'main_parse_pulse_program(char *pulse_sheet, char *fases_sheet, char *instr_sheet)' del módulo 'main_functions'.</text:p>
      <text:p text:style-name="Standard"><text:tab/>Una vez ejecutada<text:s/>esta función,<text:s/>suponiendo<text:s/>que la hoja de pulsos esta correctamente escrita, se generarán en el directorio del ejecutable dos archivos con los nombres especificados por los<text:s/>últimos<text:s/>dos parámetros entregados.</text:p>
      <text:p text:style-name="Standard"><text:tab/>El primero de estos archivos contiene<text:s/>información<text:s/>acerca de las fases. Más específicamente estará<text:s/>compuesto por sucesivas<text:s/>líneas<text:s/>de la forma:</text:p>
      <text:p text:style-name="Standard"><text:s text:c="16"/></text:p>
      <text:p text:style-name="Standard"><text:s text:c="28"/>'id de fase' 'valor de fase 1' 'valor de fase 2' ... 'valor de fase N'</text:p>
      <text:p text:style-name="Standard"><text:s text:c="28"/></text:p>
      <text:p text:style-name="Standard"><text:tab/>Tendremos una<text:s/>línea<text:s/>por cada declaración de fase de la hoja de pulsos. En la<text:s/>línea<text:s/>el primer número es el<text:s/>número<text:s/>de identificación de la fase y los sucesivos números<text:s/>serán<text:s/>los distintos valores de fase posible para esta fase. Cada número estará separado de los demás por<text:s/>un espacio y cada<text:s/>línea<text:s/>excepto la última estará separada de la que sigue por un caracter salto de línea. El<text:s/>fin<text:s/>de este archivo es otorgar<text:s/>una<text:s/>representación conveniente de las fases para poder utilizarla desde una<text:s/>interfaz<text:s/>gráfica.</text:p>
      <text:p text:style-name="Standard"><text:tab/>Con el mismo<text:s/>fin<text:s/>se<text:s/>construye el segundo archivo, este con información acerca de las instrucciones. Sus<text:s/>líneas<text:s/>tendrán el siguiente formato:</text:p>
      <text:p text:style-name="Standard"/>
      <text:p text:style-name="Standard"><text:s text:c="28"/>'id' 'data' 'number' 'shift'</text:p>
      <text:p text:style-name="Standard"/>
      <text:p text:style-name="Standard"><text:tab/>El primer<text:s/>número<text:s/>indica de<text:s/>qué<text:s/>tipo de instrucción se trata. El segundo campo varía de acuerdo al tipo de instrucción. El tercer número indica el<text:s/>número<text:s/>de instrucción, y el último el grado de corrimiento de fase si es que se trata de una instrucción de puls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Raúl </meta:initial-creator>
    <dc:creator>raul monti</dc:creator>
    <meta:creation-date>2011-03-21T12:29:00Z</meta:creation-date>
    <dc:date>2011-03-23T01:46:00Z</dc:date>
    <meta:template xlink:href="Normal" xlink:type="simple"/>
    <meta:editing-cycles>4</meta:editing-cycles>
    <meta:editing-duration>PT8400S</meta:editing-duration>
    <meta:document-statistic meta:page-count="6" meta:paragraph-count="21" meta:word-count="1671" meta:character-count="10843" meta:row-count="76" meta:non-whitespace-character-count="9193"/>
  </office:meta>
</office:document-meta>
</file>